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 table:number-columns-spanned="3" table:number-rows-spanned="1">
            <text:p>All Units in Millisecond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iggs train loading time</text:p>
          </table:table-cell>
          <table:table-cell office:value-type="float" office:value="25494.391" calcext:value-type="float">
            <text:p>25494.391</text:p>
          </table:table-cell>
          <table:table-cell office:value-type="string" calcext:value-type="string">
            <text:p>train_samples</text:p>
          </table:table-cell>
          <table:table-cell office:value-type="float" office:value="8800000" calcext:value-type="float">
            <text:p>88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est_samples</text:p>
          </table:table-cell>
          <table:table-cell office:value-type="float" office:value="2200000" calcext:value-type="float">
            <text:p>22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version</text:p>
          </table:table-cell>
          <table:table-cell office:value-type="string" calcext:value-type="string">
            <text:p>sa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lib</text:p>
          </table:table-cell>
          <table:table-cell/>
          <table:table-cell office:value-type="float" office:value="6.384611" calcext:value-type="float">
            <text:p>6.3846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rch</text:p>
          </table:table-cell>
          <table:table-cell office:value-type="float" office:value="64.310312" calcext:value-type="float">
            <text:p>64.310312</text:p>
          </table:table-cell>
          <table:table-cell office:value-type="float" office:value="3.046751" calcext:value-type="float">
            <text:p>3.0467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nx</text:p>
          </table:table-cell>
          <table:table-cell office:value-type="float" office:value="160.472393" calcext:value-type="float">
            <text:p>160.472393</text:p>
          </table:table-cell>
          <table:table-cell office:value-type="float" office:value="1.580715" calcext:value-type="float">
            <text:p>1.5807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398.858308" calcext:value-type="float">
            <text:p>6398.85830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100636.21807" calcext:value-type="float">
            <text:p>100636.21807</text:p>
          </table:table-cell>
          <table:table-cell office:value-type="float" office:value="1398.731946" calcext:value-type="float">
            <text:p>1398.731946</text:p>
          </table:table-cell>
          <table:table-cell office:value-type="float" office:value="102518.071651" calcext:value-type="float">
            <text:p>102518.071651</text:p>
          </table:table-cell>
          <table:table-cell office:value-type="float" office:value="0.73" calcext:value-type="float">
            <text:p>0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18389.209508" calcext:value-type="float">
            <text:p>18389.209508</text:p>
          </table:table-cell>
          <table:table-cell office:value-type="float" office:value="1490.607023" calcext:value-type="float">
            <text:p>1490.607023</text:p>
          </table:table-cell>
          <table:table-cell office:value-type="float" office:value="20129.8470497" calcext:value-type="float">
            <text:p>20129.8470497</text:p>
          </table:table-cell>
          <table:table-cell office:value-type="float" office:value="0.73" calcext:value-type="float">
            <text:p>0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13304.879665" calcext:value-type="float">
            <text:p>13304.879665</text:p>
          </table:table-cell>
          <table:table-cell office:value-type="float" office:value="1449.930191" calcext:value-type="float">
            <text:p>1449.930191</text:p>
          </table:table-cell>
          <table:table-cell office:value-type="float" office:value="15775.244474" calcext:value-type="float">
            <text:p>15775.244474</text:p>
          </table:table-cell>
          <table:table-cell office:value-type="float" office:value="0.73" calcext:value-type="float">
            <text:p>0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4956.878423" calcext:value-type="float">
            <text:p>4956.878423</text:p>
          </table:table-cell>
          <table:table-cell office:value-type="float" office:value="1434.146881" calcext:value-type="float">
            <text:p>1434.146881</text:p>
          </table:table-cell>
          <table:table-cell office:value-type="float" office:value="6657.755613" calcext:value-type="float">
            <text:p>6657.755613</text:p>
          </table:table-cell>
          <table:table-cell office:value-type="float" office:value="0.73" calcext:value-type="float">
            <text:p>0.73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350.73137283325" calcext:value-type="float">
            <text:p>6350.731372833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1834.08188819885" calcext:value-type="float">
            <text:p>1834.08188819885</text:p>
          </table:table-cell>
          <table:table-cell office:value-type="float" office:value="1419.7211265564" calcext:value-type="float">
            <text:p>1419.7211265564</text:p>
          </table:table-cell>
          <table:table-cell office:value-type="float" office:value="3695.51372528076" calcext:value-type="float">
            <text:p>3695.51372528076</text:p>
          </table:table-cell>
          <table:table-cell office:value-type="float" office:value="0.73" calcext:value-type="float">
            <text:p>0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1966.54391288757" calcext:value-type="float">
            <text:p>1966.54391288757</text:p>
          </table:table-cell>
          <table:table-cell office:value-type="float" office:value="1376.09362602234" calcext:value-type="float">
            <text:p>1376.09362602234</text:p>
          </table:table-cell>
          <table:table-cell office:value-type="float" office:value="3567.04592704773" calcext:value-type="float">
            <text:p>3567.04592704773</text:p>
          </table:table-cell>
          <table:table-cell office:value-type="float" office:value="0.73" calcext:value-type="float">
            <text:p>0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2015.64288139343" calcext:value-type="float">
            <text:p>2015.64288139343</text:p>
          </table:table-cell>
          <table:table-cell office:value-type="float" office:value="1426.56302452087" calcext:value-type="float">
            <text:p>1426.56302452087</text:p>
          </table:table-cell>
          <table:table-cell office:value-type="float" office:value="4500.49662590027" calcext:value-type="float">
            <text:p>4500.49662590027</text:p>
          </table:table-cell>
          <table:table-cell office:value-type="float" office:value="0.73" calcext:value-type="float">
            <text:p>0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1584.06591415405" calcext:value-type="float">
            <text:p>1584.06591415405</text:p>
          </table:table-cell>
          <table:table-cell office:value-type="float" office:value="1457.1750164032" calcext:value-type="float">
            <text:p>1457.1750164032</text:p>
          </table:table-cell>
          <table:table-cell office:value-type="float" office:value="3296.25821113586" calcext:value-type="float">
            <text:p>3296.25821113586</text:p>
          </table:table-cell>
          <table:table-cell office:value-type="float" office:value="0.73" calcext:value-type="float">
            <text:p>0.73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0000" calcext:value-type="float">
            <text:p>1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387.85648345947" calcext:value-type="float">
            <text:p>6387.8564834594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833.158254623413" calcext:value-type="float">
            <text:p>833.158254623413</text:p>
          </table:table-cell>
          <table:table-cell office:value-type="float" office:value="1460.06345748901" calcext:value-type="float">
            <text:p>1460.06345748901</text:p>
          </table:table-cell>
          <table:table-cell office:value-type="float" office:value="2809.73792076111" calcext:value-type="float">
            <text:p>2809.73792076111</text:p>
          </table:table-cell>
          <table:table-cell office:value-type="float" office:value="0.73" calcext:value-type="float">
            <text:p>0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4190.17219543457" calcext:value-type="float">
            <text:p>4190.17219543457</text:p>
          </table:table-cell>
          <table:table-cell office:value-type="float" office:value="1397.73845672607" calcext:value-type="float">
            <text:p>1397.73845672607</text:p>
          </table:table-cell>
          <table:table-cell office:value-type="float" office:value="5831.98976516724" calcext:value-type="float">
            <text:p>5831.98976516724</text:p>
          </table:table-cell>
          <table:table-cell office:value-type="float" office:value="0.73" calcext:value-type="float">
            <text:p>0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4066.46680831909" calcext:value-type="float">
            <text:p>4066.46680831909</text:p>
          </table:table-cell>
          <table:table-cell office:value-type="float" office:value="1437.65306472778" calcext:value-type="float">
            <text:p>1437.65306472778</text:p>
          </table:table-cell>
          <table:table-cell office:value-type="float" office:value="17052.3645877838" calcext:value-type="float">
            <text:p>17052.3645877838</text:p>
          </table:table-cell>
          <table:table-cell office:value-type="float" office:value="0.73" calcext:value-type="float">
            <text:p>0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1905.55810928345" calcext:value-type="float">
            <text:p>1905.55810928345</text:p>
          </table:table-cell>
          <table:table-cell office:value-type="float" office:value="1546.55170440674" calcext:value-type="float">
            <text:p>1546.55170440674</text:p>
          </table:table-cell>
          <table:table-cell office:value-type="float" office:value="3718.37663650513" calcext:value-type="float">
            <text:p>3718.37663650513</text:p>
          </table:table-cell>
          <table:table-cell office:value-type="float" office:value="0.73" calcext:value-type="float">
            <text:p>0.73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gs train loading time</text:p>
          </table:table-cell>
          <table:table-cell office:value-type="float" office:value="24234.1949939728" calcext:value-type="float">
            <text:p>24234.1949939728</text:p>
          </table:table-cell>
          <table:table-cell office:value-type="string" calcext:value-type="string">
            <text:p>train_samples</text:p>
          </table:table-cell>
          <table:table-cell office:value-type="float" office:value="8800000" calcext:value-type="float">
            <text:p>88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est_samples</text:p>
          </table:table-cell>
          <table:table-cell office:value-type="float" office:value="2200000" calcext:value-type="float">
            <text:p>22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version</text:p>
          </table:table-cell>
          <table:table-cell office:value-type="string" calcext:value-type="string">
            <text:p>sa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lib</text:p>
          </table:table-cell>
          <table:table-cell/>
          <table:table-cell office:value-type="float" office:value="227.951526641846" calcext:value-type="float">
            <text:p>227.9515266418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rch</text:p>
          </table:table-cell>
          <table:table-cell office:value-type="float" office:value="3322.46327400208" calcext:value-type="float">
            <text:p>3322.46327400208</text:p>
          </table:table-cell>
          <table:table-cell office:value-type="float" office:value="5.68580627441406" calcext:value-type="float">
            <text:p>5.68580627441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nx</text:p>
          </table:table-cell>
          <table:table-cell office:value-type="float" office:value="7018.53227615356" calcext:value-type="float">
            <text:p>7018.53227615356</text:p>
          </table:table-cell>
          <table:table-cell office:value-type="float" office:value="81.8512439727783" calcext:value-type="float">
            <text:p>81.851243972778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11129.4469833374" calcext:value-type="float">
            <text:p>11129.446983337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128627.915620804" calcext:value-type="float">
            <text:p>128627.915620804</text:p>
          </table:table-cell>
          <table:table-cell office:value-type="float" office:value="1625.13589859009" calcext:value-type="float">
            <text:p>1625.13589859009</text:p>
          </table:table-cell>
          <table:table-cell office:value-type="float" office:value="420.758724212647" calcext:value-type="float">
            <text:p>420.758724212647</text:p>
          </table:table-cell>
          <table:table-cell office:value-type="float" office:value="0" calcext:value-type="float">
            <text:p>0</text:p>
          </table:table-cell>
          <table:table-cell office:value-type="float" office:value="131318.116664886" calcext:value-type="float">
            <text:p>131318.116664886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75074.4435787201" calcext:value-type="float">
            <text:p>75074.4435787201</text:p>
          </table:table-cell>
          <table:table-cell office:value-type="float" office:value="1620.03517150879" calcext:value-type="float">
            <text:p>1620.03517150879</text:p>
          </table:table-cell>
          <table:table-cell office:value-type="float" office:value="42.1054363250732" calcext:value-type="float">
            <text:p>42.1054363250732</text:p>
          </table:table-cell>
          <table:table-cell office:value-type="float" office:value="0" calcext:value-type="float">
            <text:p>0</text:p>
          </table:table-cell>
          <table:table-cell office:value-type="float" office:value="76958.8799476624" calcext:value-type="float">
            <text:p>76958.8799476624</text:p>
          </table:table-cell>
          <table:table-cell table:style-name="ce3"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52430.0825595856" calcext:value-type="float">
            <text:p>52430.0825595856</text:p>
          </table:table-cell>
          <table:table-cell office:value-type="float" office:value="1643.84436607361" calcext:value-type="float">
            <text:p>1643.84436607361</text:p>
          </table:table-cell>
          <table:table-cell office:value-type="float" office:value="254.215478897095" calcext:value-type="float">
            <text:p>254.215478897095</text:p>
          </table:table-cell>
          <table:table-cell office:value-type="float" office:value="28796.2925434113" calcext:value-type="float">
            <text:p>28796.2925434113</text:p>
          </table:table-cell>
          <table:table-cell office:value-type="float" office:value="83124.6113777161" calcext:value-type="float">
            <text:p>83124.6113777161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35812.3633861542" calcext:value-type="float">
            <text:p>35812.3633861542</text:p>
          </table:table-cell>
          <table:table-cell office:value-type="float" office:value="1617.8777217865" calcext:value-type="float">
            <text:p>1617.8777217865</text:p>
          </table:table-cell>
          <table:table-cell office:value-type="float" office:value="771.879196166992" calcext:value-type="float">
            <text:p>771.879196166992</text:p>
          </table:table-cell>
          <table:table-cell office:value-type="float" office:value="0" calcext:value-type="float">
            <text:p>0</text:p>
          </table:table-cell>
          <table:table-cell office:value-type="float" office:value="38202.3129463196" calcext:value-type="float">
            <text:p>38202.3129463196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257.02476501465" calcext:value-type="float">
            <text:p>6257.0247650146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18965.6925201416" calcext:value-type="float">
            <text:p>18965.6925201416</text:p>
          </table:table-cell>
          <table:table-cell office:value-type="float" office:value="1476.92370414734" calcext:value-type="float">
            <text:p>1476.92370414734</text:p>
          </table:table-cell>
          <table:table-cell table:style-name="ce3" office:value-type="float" office:value="257.157325744629" calcext:value-type="float">
            <text:p>257.157325744629</text:p>
          </table:table-cell>
          <table:table-cell office:value-type="float" office:value="0" calcext:value-type="float">
            <text:p>0</text:p>
          </table:table-cell>
          <table:table-cell office:value-type="float" office:value="21348.1349945068" calcext:value-type="float">
            <text:p>21348.1349945068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157701.269626617" calcext:value-type="float">
            <text:p>157701.269626617</text:p>
          </table:table-cell>
          <table:table-cell office:value-type="float" office:value="1500.41103363037" calcext:value-type="float">
            <text:p>1500.41103363037</text:p>
          </table:table-cell>
          <table:table-cell office:value-type="float" office:value="3.88073921203613" calcext:value-type="float">
            <text:p>3.88073921203613</text:p>
          </table:table-cell>
          <table:table-cell office:value-type="float" office:value="0" calcext:value-type="float">
            <text:p>0</text:p>
          </table:table-cell>
          <table:table-cell office:value-type="float" office:value="159429.986000061" calcext:value-type="float">
            <text:p>159429.986000061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97474.9026298523" calcext:value-type="float">
            <text:p>97474.9026298523</text:p>
          </table:table-cell>
          <table:table-cell office:value-type="float" office:value="1472.4748134613" calcext:value-type="float">
            <text:p>1472.4748134613</text:p>
          </table:table-cell>
          <table:table-cell office:value-type="float" office:value="248.309135437012" calcext:value-type="float">
            <text:p>248.309135437012</text:p>
          </table:table-cell>
          <table:table-cell office:value-type="float" office:value="31787.3106002808" calcext:value-type="float">
            <text:p>31787.3106002808</text:p>
          </table:table-cell>
          <table:table-cell office:value-type="float" office:value="130983.1802845" calcext:value-type="float">
            <text:p>130983.1802845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24625.691652298" calcext:value-type="float">
            <text:p>24625.691652298</text:p>
          </table:table-cell>
          <table:table-cell office:value-type="float" office:value="1446.50292396545" calcext:value-type="float">
            <text:p>1446.50292396545</text:p>
          </table:table-cell>
          <table:table-cell office:value-type="float" office:value="620.461463928223" calcext:value-type="float">
            <text:p>620.461463928223</text:p>
          </table:table-cell>
          <table:table-cell office:value-type="float" office:value="0" calcext:value-type="float">
            <text:p>0</text:p>
          </table:table-cell>
          <table:table-cell office:value-type="float" office:value="26692.8329467773" calcext:value-type="float">
            <text:p>26692.8329467773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0000" calcext:value-type="float">
            <text:p>1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ggs test loading tim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umminbirdTorchCP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ummingbirdTorchScriptCP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NXCPU</text:p>
          </table:table-cell>
          <table:table-cell table:number-columns-repeated="9"/>
        </table:table-row>
      </table:table>
      <table:table table:name="Sheet2" table:style-name="ta1"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gs train loading time</text:p>
          </table:table-cell>
          <table:table-cell office:value-type="float" office:value="37262.1800899506" calcext:value-type="float">
            <text:p>37262.1800899506</text:p>
          </table:table-cell>
          <table:table-cell office:value-type="string" calcext:value-type="string">
            <text:p>train_samples</text:p>
          </table:table-cell>
          <table:table-cell office:value-type="float" office:value="8800000" calcext:value-type="float">
            <text:p>8800000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test_samples</text:p>
          </table:table-cell>
          <table:table-cell office:value-type="float" office:value="2200000" calcext:value-type="float">
            <text:p>22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ersion</text:p>
          </table:table-cell>
          <table:table-cell office:value-type="string" calcext:value-type="string">
            <text:p>s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blib</text:p>
          </table:table-cell>
          <table:table-cell/>
          <table:table-cell office:value-type="float" office:value="3.76510620117187" calcext:value-type="float">
            <text:p>3.76510620117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ch</text:p>
          </table:table-cell>
          <table:table-cell office:value-type="float" office:value="650.230646133423" calcext:value-type="float">
            <text:p>650.230646133423</text:p>
          </table:table-cell>
          <table:table-cell office:value-type="float" office:value="3.91602516174316" calcext:value-type="float">
            <text:p>3.91602516174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nx</text:p>
          </table:table-cell>
          <table:table-cell office:value-type="float" office:value="298.282623291016" calcext:value-type="float">
            <text:p>298.282623291016</text:p>
          </table:table-cell>
          <table:table-cell office:value-type="float" office:value="1.44720077514648" calcext:value-type="float">
            <text:p>1.447200775146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9288.77115249634" calcext:value-type="float">
            <text:p>9288.7711524963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101459.13028717" calcext:value-type="float">
            <text:p>101459.13028717</text:p>
          </table:table-cell>
          <table:table-cell office:value-type="float" office:value="1417.83499717712" calcext:value-type="float">
            <text:p>1417.83499717712</text:p>
          </table:table-cell>
          <table:table-cell office:value-type="float" office:value="103382.778167725" calcext:value-type="float">
            <text:p>103382.77816772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18906.9032669067" calcext:value-type="float">
            <text:p>18906.9032669067</text:p>
          </table:table-cell>
          <table:table-cell office:value-type="float" office:value="1561.77425384521" calcext:value-type="float">
            <text:p>1561.77425384521</text:p>
          </table:table-cell>
          <table:table-cell office:value-type="float" office:value="20708.5437774658" calcext:value-type="float">
            <text:p>20708.543777465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13349.5345115662" calcext:value-type="float">
            <text:p>13349.5345115662</text:p>
          </table:table-cell>
          <table:table-cell office:value-type="float" office:value="1566.91575050354" calcext:value-type="float">
            <text:p>1566.91575050354</text:p>
          </table:table-cell>
          <table:table-cell office:value-type="float" office:value="15993.8747882843" calcext:value-type="float">
            <text:p>15993.874788284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4898.18000793457" calcext:value-type="float">
            <text:p>4898.18000793457</text:p>
          </table:table-cell>
          <table:table-cell office:value-type="float" office:value="1449.63002204895" calcext:value-type="float">
            <text:p>1449.63002204895</text:p>
          </table:table-cell>
          <table:table-cell office:value-type="float" office:value="6617.29645729065" calcext:value-type="float">
            <text:p>6617.2964572906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474.96199607849" calcext:value-type="float">
            <text:p>6474.9619960784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1871.84453010559" calcext:value-type="float">
            <text:p>1871.84453010559</text:p>
          </table:table-cell>
          <table:table-cell office:value-type="float" office:value="1526.94010734558" calcext:value-type="float">
            <text:p>1526.94010734558</text:p>
          </table:table-cell>
          <table:table-cell office:value-type="float" office:value="3912.04214096069" calcext:value-type="float">
            <text:p>3912.0421409606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1947.76010513306" calcext:value-type="float">
            <text:p>1947.76010513306</text:p>
          </table:table-cell>
          <table:table-cell office:value-type="float" office:value="1483.35599899292" calcext:value-type="float">
            <text:p>1483.35599899292</text:p>
          </table:table-cell>
          <table:table-cell office:value-type="float" office:value="3671.53072357178" calcext:value-type="float">
            <text:p>3671.5307235717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2058.72941017151" calcext:value-type="float">
            <text:p>2058.72941017151</text:p>
          </table:table-cell>
          <table:table-cell office:value-type="float" office:value="1524.11079406738" calcext:value-type="float">
            <text:p>1524.11079406738</text:p>
          </table:table-cell>
          <table:table-cell office:value-type="float" office:value="4646.40879631043" calcext:value-type="float">
            <text:p>4646.4087963104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1590.984582901" calcext:value-type="float">
            <text:p>1590.984582901</text:p>
          </table:table-cell>
          <table:table-cell office:value-type="float" office:value="1526.12471580505" calcext:value-type="float">
            <text:p>1526.12471580505</text:p>
          </table:table-cell>
          <table:table-cell office:value-type="float" office:value="3383.07809829712" calcext:value-type="float">
            <text:p>3383.0780982971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448.77910614014" calcext:value-type="float">
            <text:p>6448.7791061401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801.269292831421" calcext:value-type="float">
            <text:p>801.269292831421</text:p>
          </table:table-cell>
          <table:table-cell office:value-type="float" office:value="1523.98204803467" calcext:value-type="float">
            <text:p>1523.98204803467</text:p>
          </table:table-cell>
          <table:table-cell office:value-type="float" office:value="2799.70240592957" calcext:value-type="float">
            <text:p>2799.7024059295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4118.7105178833" calcext:value-type="float">
            <text:p>4118.7105178833</text:p>
          </table:table-cell>
          <table:table-cell office:value-type="float" office:value="1378.34644317627" calcext:value-type="float">
            <text:p>1378.34644317627</text:p>
          </table:table-cell>
          <table:table-cell office:value-type="float" office:value="5720.85309028626" calcext:value-type="float">
            <text:p>5720.8530902862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3974.85828399658" calcext:value-type="float">
            <text:p>3974.85828399658</text:p>
          </table:table-cell>
          <table:table-cell office:value-type="float" office:value="1445.93834877014" calcext:value-type="float">
            <text:p>1445.93834877014</text:p>
          </table:table-cell>
          <table:table-cell office:value-type="float" office:value="16880.8698654175" calcext:value-type="float">
            <text:p>16880.869865417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1899.05190467834" calcext:value-type="float">
            <text:p>1899.05190467834</text:p>
          </table:table-cell>
          <table:table-cell office:value-type="float" office:value="1426.94616317749" calcext:value-type="float">
            <text:p>1426.94616317749</text:p>
          </table:table-cell>
          <table:table-cell office:value-type="float" office:value="3576.44128799438" calcext:value-type="float">
            <text:p>3576.4412879943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gs train loading time</text:p>
          </table:table-cell>
          <table:table-cell office:value-type="float" office:value="36928.5168647766" calcext:value-type="float">
            <text:p>36928.5168647766</text:p>
          </table:table-cell>
          <table:table-cell office:value-type="string" calcext:value-type="string">
            <text:p>train_samples</text:p>
          </table:table-cell>
          <table:table-cell office:value-type="float" office:value="8800000" calcext:value-type="float">
            <text:p>8800000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test_samples</text:p>
          </table:table-cell>
          <table:table-cell office:value-type="float" office:value="2200000" calcext:value-type="float">
            <text:p>22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ersion</text:p>
          </table:table-cell>
          <table:table-cell office:value-type="string" calcext:value-type="string">
            <text:p>s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blib</text:p>
          </table:table-cell>
          <table:table-cell/>
          <table:table-cell office:value-type="float" office:value="27.7314186096191" calcext:value-type="float">
            <text:p>27.7314186096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ch</text:p>
          </table:table-cell>
          <table:table-cell office:value-type="float" office:value="28211.9286060333" calcext:value-type="float">
            <text:p>28211.9286060333</text:p>
          </table:table-cell>
          <table:table-cell office:value-type="float" office:value="5.57422637939453" calcext:value-type="float">
            <text:p>5.57422637939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nx</text:p>
          </table:table-cell>
          <table:table-cell office:value-type="float" office:value="5983.85548591614" calcext:value-type="float">
            <text:p>5983.85548591614</text:p>
          </table:table-cell>
          <table:table-cell office:value-type="float" office:value="72.9241371154785" calcext:value-type="float">
            <text:p>72.92413711547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199.41782951355" calcext:value-type="float">
            <text:p>6199.4178295135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134122.535943985" calcext:value-type="float">
            <text:p>134122.535943985</text:p>
          </table:table-cell>
          <table:table-cell office:value-type="float" office:value="1524.094581604" calcext:value-type="float">
            <text:p>1524.094581604</text:p>
          </table:table-cell>
          <table:table-cell office:value-type="float" office:value="136573.390007019" calcext:value-type="float">
            <text:p>136573.39000701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76444.4105625153" calcext:value-type="float">
            <text:p>76444.4105625153</text:p>
          </table:table-cell>
          <table:table-cell office:value-type="float" office:value="1478.00874710083" calcext:value-type="float">
            <text:p>1478.00874710083</text:p>
          </table:table-cell>
          <table:table-cell office:value-type="float" office:value="78153.0470848084" calcext:value-type="float">
            <text:p>78153.047084808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52917.887210846" calcext:value-type="float">
            <text:p>52917.887210846</text:p>
          </table:table-cell>
          <table:table-cell office:value-type="float" office:value="1482.61499404907" calcext:value-type="float">
            <text:p>1482.61499404907</text:p>
          </table:table-cell>
          <table:table-cell office:value-type="float" office:value="82835.2332115173" calcext:value-type="float">
            <text:p>82835.233211517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43588.705778122" calcext:value-type="float">
            <text:p>43588.705778122</text:p>
          </table:table-cell>
          <table:table-cell office:value-type="float" office:value="1485.28242111206" calcext:value-type="float">
            <text:p>1485.28242111206</text:p>
          </table:table-cell>
          <table:table-cell office:value-type="float" office:value="45775.402545929" calcext:value-type="float">
            <text:p>45775.40254592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238.51013183594" calcext:value-type="float">
            <text:p>6238.5101318359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19080.0242424011" calcext:value-type="float">
            <text:p>19080.0242424011</text:p>
          </table:table-cell>
          <table:table-cell office:value-type="float" office:value="1546.02432250977" calcext:value-type="float">
            <text:p>1546.02432250977</text:p>
          </table:table-cell>
          <table:table-cell office:value-type="float" office:value="21653.7454128265" calcext:value-type="float">
            <text:p>21653.745412826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161689.796686173" calcext:value-type="float">
            <text:p>161689.796686173</text:p>
          </table:table-cell>
          <table:table-cell office:value-type="float" office:value="1643.75400543213" calcext:value-type="float">
            <text:p>1643.75400543213</text:p>
          </table:table-cell>
          <table:table-cell office:value-type="float" office:value="163559.726953506" calcext:value-type="float">
            <text:p>163559.72695350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105802.506446838" calcext:value-type="float">
            <text:p>105802.506446838</text:p>
          </table:table-cell>
          <table:table-cell office:value-type="float" office:value="1583.16850662231" calcext:value-type="float">
            <text:p>1583.16850662231</text:p>
          </table:table-cell>
          <table:table-cell office:value-type="float" office:value="141051.242351532" calcext:value-type="float">
            <text:p>141051.24235153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25896.2025642395" calcext:value-type="float">
            <text:p>25896.2025642395</text:p>
          </table:table-cell>
          <table:table-cell office:value-type="float" office:value="1593.23930740356" calcext:value-type="float">
            <text:p>1593.23930740356</text:p>
          </table:table-cell>
          <table:table-cell office:value-type="float" office:value="28144.6182727814" calcext:value-type="float">
            <text:p>28144.618272781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10632.3428153992" calcext:value-type="float">
            <text:p>10632.342815399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17692.8234100342" calcext:value-type="float">
            <text:p>17692.8234100342</text:p>
          </table:table-cell>
          <table:table-cell office:value-type="float" office:value="1457.99040794373" calcext:value-type="float">
            <text:p>1457.99040794373</text:p>
          </table:table-cell>
          <table:table-cell office:value-type="float" office:value="20137.6023292541" calcext:value-type="float">
            <text:p>20137.602329254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190123.545885086" calcext:value-type="float">
            <text:p>190123.545885086</text:p>
          </table:table-cell>
          <table:table-cell office:value-type="float" office:value="1452.10003852844" calcext:value-type="float">
            <text:p>1452.10003852844</text:p>
          </table:table-cell>
          <table:table-cell office:value-type="float" office:value="191806.066989899" calcext:value-type="float">
            <text:p>191806.06698989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138616.075515747" calcext:value-type="float">
            <text:p>138616.075515747</text:p>
          </table:table-cell>
          <table:table-cell office:value-type="float" office:value="1524.40071105957" calcext:value-type="float">
            <text:p>1524.40071105957</text:p>
          </table:table-cell>
          <table:table-cell office:value-type="float" office:value="605028.638124466" calcext:value-type="float">
            <text:p>605028.63812446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25381.4613819122" calcext:value-type="float">
            <text:p>25381.4613819122</text:p>
          </table:table-cell>
          <table:table-cell office:value-type="float" office:value="1446.49314880371" calcext:value-type="float">
            <text:p>1446.49314880371</text:p>
          </table:table-cell>
          <table:table-cell office:value-type="float" office:value="27451.5750408173" calcext:value-type="float">
            <text:p>27451.5750408173</text:p>
          </table:table-cell>
          <table:table-cell office:value-type="float" office:value="0.76" calcext:value-type="float">
            <text:p>0.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16:13:30.029262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00:48:43.460012710</meta:creation-date>
    <dc:date>2022-05-23T16:24:29.092360975</dc:date>
    <meta:editing-duration>PT47M30S</meta:editing-duration>
    <meta:editing-cycles>22</meta:editing-cycles>
    <meta:generator>LibreOffice/6.4.7.2$Linux_X86_64 LibreOffice_project/40$Build-2</meta:generator>
    <meta:document-statistic meta:table-count="2" meta:cell-count="430" meta:object-count="0"/>
  </office:meta>
</office:document-meta>
</file>